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2">
      <style:paragraph-properties fo:text-align="start" style:justify-single-word="false"/>
    </style:style>
    <style:style style:name="P3" style:family="paragraph" style:parent-style-name="Standard" style:list-style-name="L1">
      <style:paragraph-properties fo:text-align="start" style:justify-single-word="false"/>
      <style:text-properties fo:font-weight="bold" style:font-weight-asian="bold"/>
    </style:style>
    <style:style style:name="P4" style:family="paragraph" style:parent-style-name="Standard" style:list-style-name="L2">
      <style:paragraph-properties fo:text-align="start" style:justify-single-word="false"/>
      <style:text-properties fo:font-weight="bold" style:font-weight-asian="bold"/>
    </style:style>
    <style:style style:name="P5" style:family="paragraph" style:parent-style-name="Standard" style:list-style-name="L2"/>
    <style:style style:name="P6" style:family="paragraph" style:parent-style-name="Standard" style:list-style-name="L2">
      <style:paragraph-properties fo:text-align="start" style:justify-single-word="false"/>
      <style:text-properties fo:font-style="italic" style:font-style-asian="italic"/>
    </style:style>
    <style:style style:name="P7" style:family="paragraph" style:parent-style-name="Standard" style:list-style-name="L2">
      <style:text-properties fo:font-style="italic" style:font-style-asian="italic"/>
    </style:style>
    <style:style style:name="P8" style:family="paragraph" style:parent-style-name="Standard" style:list-style-name="L2">
      <style:text-properties style:text-underline-style="none" fo:font-weight="bold" style:font-weight-asian="bold" style:font-weight-complex="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800000" fo:font-style="italic" style:font-style-asian="italic"/>
    </style:style>
    <style:style style:name="T4" style:family="text">
      <style:text-properties fo:color="#000000"/>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6510739" text:style-name="L1">
        <text:list-item>
          <text:p text:style-name="P3">Test-User-Stories</text:p>
        </text:list-item>
      </text:list>
      <text:list xml:id="list2138492359" text:style-name="L2">
        <text:list-item>
          <text:list>
            <text:list-item>
              <text:p text:style-name="P6">Spiellogik</text:p>
              <text:list>
                <text:list-item>
                  <text:p text:style-name="P4">Spiel starten</text:p>
                  <text:list>
                    <text:list-item>
                      <text:p text:style-name="P2">Als Spieler befinde ich mich in der Stadt Berlin und wähle den Button „Hütchenspiel“, um das Hütchenspiel zu starten.</text:p>
                    </text:list-item>
                  </text:list>
                </text:list-item>
                <text:list-item>
                  <text:p text:style-name="P4">Hutwahl</text:p>
                  <text:list>
                    <text:list-item>
                      <text:p text:style-name="P2">Als Spieler entscheide ich mich für einen Hut und wische diesen hoch, um zu erfahren, ob unter dem gewählten Hut das Pferd zu finden ist.</text:p>
                    </text:list-item>
                  </text:list>
                </text:list-item>
                <text:list-item>
                  <text:p text:style-name="P4">Pferd (nicht) gefunden</text:p>
                  <text:list>
                    <text:list-item>
                      <text:p text:style-name="P2">Als Spieler erwarte ich, dass ich das Pferd finde, um den Spielstand in die Höhe zu bekommen. Es kann aber auch sein, dass ich enttäuscht werde und es nicht direkt oder gar nicht finde.</text:p>
                    </text:list-item>
                  </text:list>
                </text:list-item>
                <text:list-item>
                  <text:p text:style-name="P4">Neue Runde</text:p>
                  <text:list>
                    <text:list-item>
                      <text:p text:style-name="P2">Nachdem das Pferd bei der ersten Hutwahl direkt gefunden wurde, oder erst bei der zweiten Hutwahl, oder doch gar nicht, gibt es die Möglichkeit eine weitere Runde zu spielen.</text:p>
                    </text:list-item>
                  </text:list>
                </text:list-item>
                <text:list-item>
                  <text:p text:style-name="P4">Loots gewinnen</text:p>
                  <text:list>
                    <text:list-item>
                      <text:p text:style-name="P2">Als Spieler erwarte ich auch etwas gewinnen zu können.</text:p>
                    </text:list-item>
                  </text:list>
                </text:list-item>
                <text:list-item>
                  <text:p text:style-name="P4">Loots für die Spielstandgrenzen ausgeschöpft</text:p>
                  <text:list>
                    <text:list-item>
                      <text:p text:style-name="P2">Es ist zu erwarten, dass eine Ausgabe erfolgt, sofern für die Spielstandgrenze 10 alle 3 Loots, für die Spielstandgrenze 20 alle 5 Loots und für die Spielstandgrenze 30, bei einer Wahrscheinlichkeit von 20%, die Pferderasse „Shetti“, für diesen Spielstand bereits gewonnen wurden.</text:p>
                    </text:list-item>
                  </text:list>
                </text:list-item>
                <text:list-item>
                  <text:p text:style-name="P4">Erneutes Überschreiten einer Spielstandgrenze</text:p>
                  <text:list>
                    <text:list-item>
                      <text:p text:style-name="P2">Wurde eine Spielstandgrenze überschritten, ein Loot gewonnen – oder auch nicht – dann darf nach unterschreiten und erneutem überschreiten dieser Grenze kein weiteres Loot gewonnen werden.</text:p>
                    </text:list-item>
                  </text:list>
                </text:list-item>
                <text:list-item>
                  <text:p text:style-name="P4">Hütchenspiel durchgespielt</text:p>
                  <text:list>
                    <text:list-item>
                      <text:p text:style-name="P2">Als Spieler möchte ich das Spiel auch irgendwann einmal durchgespielt haben.</text:p>
                    </text:list-item>
                  </text:list>
                </text:list-item>
                <text:list-item>
                  <text:p text:style-name="P2"><text:span text:style-name="T1">Hinweise erhalten</text:span></text:p>
                  <text:list>
                    <text:list-item>
                      <text:p text:style-name="P2">Um die Verhalten der Pferderassen zu erkennen, ist es hilfreich für dieses Spiel eine eher ungehorsame Pferderasse zu wählen um einen Hinweis zu bekommen.</text:p>
                    </text:list-item>
                  </text:list>
                </text:list-item>
                <text:list-item>
                  <text:p text:style-name="P4"><text:soft-page-break/>Kein Hinweis erhalten</text:p>
                  <text:list>
                    <text:list-item>
                      <text:p text:style-name="P2">Sobald mit einem Pferd gespielt wird, welches Gehorsamer ist, darf kein Hinweis gegeben werden.</text:p>
                    </text:list-item>
                  </text:list>
                </text:list-item>
              </text:list>
            </text:list-item>
            <text:list-item>
              <text:p text:style-name="P6">Sonstiges</text:p>
              <text:list>
                <text:list-item>
                  <text:p text:style-name="P4">Musik an/aus</text:p>
                  <text:list>
                    <text:list-item>
                      <text:p text:style-name="P2">Als Spieler möchte ich die Musik ab- und anstellen können.</text:p>
                    </text:list-item>
                  </text:list>
                </text:list-item>
                <text:list-item>
                  <text:p text:style-name="P4">Sound an/aus</text:p>
                  <text:list>
                    <text:list-item>
                      <text:p text:style-name="P2">Als Spieler möchte ich die Sounds ab- und anstellen können.</text:p>
                    </text:list-item>
                  </text:list>
                </text:list-item>
                <text:list-item>
                  <text:p text:style-name="P4">Spiel verlassen</text:p>
                  <text:list>
                    <text:list-item>
                      <text:p text:style-name="P2">Als Spieler möchte ich das Spiel wieder verlassen können, um an weiteren spannenden Abenteuern teilnehmen zu können.</text:p>
                    </text:list-item>
                  </text:list>
                </text:list-item>
                <text:list-item>
                  <text:p text:style-name="P4">Spiel weiterspielen</text:p>
                  <text:list>
                    <text:list-item>
                      <text:p text:style-name="P2">Als Spieler möchte ich das Spiel pausieren können.</text:p>
                    </text:list-item>
                  </text:list>
                </text:list-item>
                <text:list-item>
                  <text:p text:style-name="P4">Spiel verlassen und erneut starten</text:p>
                  <text:list>
                    <text:list-item>
                      <text:p text:style-name="P2">Das Spiel soll verlassen und erneut gestartet werden können, sodass der Spielstand wieder bei 0 beginnt, oder keine anderen merkwürdige Effekte auftreten.</text:p>
                    </text:list-item>
                  </text:list>
                </text:list-item>
              </text:list>
            </text:list-item>
          </text:list>
        </text:list-item>
      </text:list>
      <text:p text:style-name="P1"/>
      <text:list xml:id="list1456511439" text:continue-numbering="true" text:style-name="L2">
        <text:list-item>
          <text:p text:style-name="P8">Testergebnisse</text:p>
        </text:list-item>
      </text:list>
      <text:p text:style-name="Standard">Alle folgenden Testergebnisse sind so entstanden, dass die grafischen Elemente der Anwendung getestet wurden. D.h. z.B., dass der Button gedrückt oder ein Hut hoch gewischt wurde, um auf folgende Ergebnisse zu kommen. Es erschien für dieses Modul nicht sinnvoll JUnit-Tests zu entwickeln. Weiterhin beziehen sich die Ergebnisse auf die erstellten Test-User-Stories.</text:p>
      <text:list xml:id="list2138493059" text:continue-numbering="true" text:style-name="L2">
        <text:list-item>
          <text:list>
            <text:list-item>
              <text:p text:style-name="P7">Spiellogik:</text:p>
              <text:list>
                <text:list-item>
                  <text:p text:style-name="P5">Spiel wird gestartet und alle Bilder werden geladen. Die Musik wird automatisch gestartet, sofern diese angestellt ist und das Spielen kann begonnen werden. Der Spielstand befindet sich bei dem Initialwert von 0. Durch Konsolenausgabe der Hutnummer ist auch gewährleistet, dass das Pferd unter einem der Hüte zu finden ist. Nämlich unter dem zu der die Hutnummer gehört. </text:p>
                </text:list-item>
                <text:list-item>
                  <text:p text:style-name="P5">Es konnte ein Hut hoch gewischt werden. Dabei kam das Pferd, sofern es unter diesem Hut war, zum Vorschein, andernfalls nicht. Dies wurde mehrfach getestet, da auch weitere Funktionalitäten geprüft werden mussten (<text:span text:style-name="T2">siehe weitere folgende Punkte</text:span>). </text:p>
                </text:list-item>
                <text:list-item>
                  <text:p text:style-name="P5">Hierfür wurde eine Ausgabe auf die Konsole erzeugt, um zu erfahren, unter welchem Hut das Pferd zu finden ist. Die Hüte sind dazu durchnummeriert. Dabei gibt es nun 3 Fälle zu unterscheiden:</text:p>
                  <text:list>
                    <text:list-item>
                      <text:p text:style-name="P5"><text:soft-page-break/>Pferd wurde bei der ersten Hutwahl direkt gefunden:</text:p>
                      <text:list>
                        <text:list-item>
                          <text:p text:style-name="P5">Durch die Konsolenausgabe konnte das Pferd bei der ersten Hutwahl direkt entdeckt werden. Der Hut ist ein Stück nach oben gerückt und das Pferd erschien an der Stelle wo vorher der Hut war. Durch die Spielstandausgabe oben in der Mitte des Bildschirms ist erkennbar, dass dieser sich um eins erhöht hat.</text:p>
                        </text:list-item>
                      </text:list>
                    </text:list-item>
                    <text:list-item>
                      <text:p text:style-name="P5">Pferd wurde bei der zweiten Hutwahl gefunden:</text:p>
                      <text:list>
                        <text:list-item>
                          <text:p text:style-name="P5">Durch die Konsolenausgabe konnte das Pferd bei der zweiten Hutwahl entdeckt werden, da vorher absichtlich ein falscher Hut gewählt wurde. Der 1. Hut ist ein Stück nach oben gerückt und es war kein Pferd zu sehen. Der 2. Hut ist ein Stück nach oben gerückt und das Pferd erschien an der Stelle wo vorher der Hut war. Durch die Spielstandausgabe oben in der Mitte des Bildschirms ist erkennbar, dass dieser sich nicht geändert hat.</text:p>
                        </text:list-item>
                      </text:list>
                    </text:list-item>
                    <text:list-item>
                      <text:p text:style-name="P5">Pferd wurde nach der zweiten Hutwahl nicht gefunden:</text:p>
                      <text:list>
                        <text:list-item>
                          <text:p text:style-name="P5">Durch die Konsolenausgabe konnte ausgeschlossen werden, dass das Pferd unter keinen der anderen beiden Hüte zu finden ist. Dies bedeutet nun, dass diese zwei Hüte absichtlich gewählt wurden. Die beiden Hüte sind jeweils ein kleines Stück nach oben gerückt und es war kein Pferd unter einem der beiden zu finden. Durch die Spielstandausgabe oben in der Mitte des Bildschirms ist erkennbar, dass dieser sich um eins herabgezählt hat. </text:p>
                        </text:list-item>
                      </text:list>
                    </text:list-item>
                  </text:list>
                </text:list-item>
                <text:list-item>
                  <text:p text:style-name="P5">Nachdem einer der drei Fälle (<text:span text:style-name="T2">siehe Spiellogik c</text:span>) eingetreten ist, erscheint nun auf dem Bildschirm die Möglichkeit eine neue Runde anfangen<text:span text:style-name="T4">, oder das Spiel verlassen zu können</text:span>. Nach Auswahl des Buttons: „nö, nicht noch einmal..“, kehrt die/der Spielerin/Spieler wieder zurück in die Stadt Berlin und die Hütchenspiel Musik endet. Nach Betätigung des Buttons „noch eine spannende Runde?“ werden die Hüte in die initiale Stellung zurück gebracht und das Pferd unter einen Hut versteckt. Ebenso verschwinden die Buttons „noch eine spannende Runde?“ und „nö, nicht noch einmal..“ und es kann wieder zu spielen begonnen werden. Die Hüte befinden sich nun in der initialen Position auf dem Tisch, welches auf dem Bildschirm zu erkennen ist. Durch eine Konsolenausgabe ist erkennbar, dass das Pferd nun unter einem der anderen Hüte, oder auch unter dem gleichen versteckt ist. Dieser Test wurde mehrmals durchgeführt, damit auch tatsächlich erkennbar war, dass alle drei Hüte mindestens einmal gewählt werden. </text:p>
                </text:list-item>
                <text:list-item>
                  <text:p text:style-name="P5">Nachdem eine der Spielstandgrenzen erreicht wurde, und nicht ein weiteres Mal (<text:span text:style-name="T2">siehe Spiellogik g</text:span>), ist es möglich ein Loot gewinnen zu können. Es ist aber auch möglich, dass schon alle Loots gewonnen wurden (<text:span text:style-name="T2">siehe Spiellogik h</text:span>). Es wurde im Quellcode der <text:soft-page-break/>initiale Wert des Spielstandes einmal auf 9, 19 und 29 gesetzt. Weiterhin erfolgte eine Konsolenausgabe, um zu erfahren wo sich das Pferd befindet. Im weiteren Fall gehen wir davon aus, dass alle Loots noch gewonnen werden können (<text:span text:style-name="T2">siehe Spiellogik h</text:span>). Nachdem die Runde gestartet ist, wurde direkt der korrekte Hut gewählt und somit eine der 3 Spielstandgrenzen überschritten. Dadurch erschien eine Ausgabe auf dem Bildschirm, dass ein Gegenstand gewonnen wurde. Ebenso erfolgte ein weiterer Eintrag in der json-Datei unter der der aktuelle Spielstand gesichert wird. Es war ersichtlich, dass einer der erwarteten Loots gewonnen wurde, da jeder eine genaue Bezeichnung und Beschreibung besitzt. Dies musste mehrfach getestet werden, da es insgesamt 8 Loots zu gewinnen gibt, plus die Pferderasse Shetti. Die Pferderasse kann allerdings nur bei einer Wahrscheinlichkeit von 20% erreicht werden. Durch geeignete Konsolenausgaben, bei mehreren Tests, war ersichtlich, dass sich die Berechnung der Wahrscheinlichkeit im geforderten Rahmen befand. Somit war auch gewährleistet, dass die neue Pferderasse nach einigen Versuchen gewonnen werden konnte.</text:p>
                </text:list-item>
                <text:list-item>
                  <text:p text:style-name="P5">Dabei wurden zwei verschiedene Spielstände verwendet und mit diesen getestet. Es wurde gezeigt, dass die Loots der Spielstandgrenzen 10, 20 und 30 für den einen Spielstand bereits vollständig gewonnen wurden und für einen anderen Spielstand nicht. Bei demjenigen Spielstand, welcher bereits alle Loots gewonnen hat, erschien bei der Überschreitung der Spielstandgrenzen jeweils ein Dialog, welcher aussagt, dass keine weiteren Loots für diese Spielstandgrenze mehr gewonnen werden können, bzw. die Pferderasse „Shetti“ schon einmal gewonnen wurde. Diese kann auch im Memory-Spiel gewonnen werden.</text:p>
                </text:list-item>
                <text:list-item>
                  <text:p text:style-name="P5">Der Spielstand wurde nun wieder auf 9 bzw. 19 gesetzt und durch eine geeignete Konsolenausgabe der Hut ausgegeben unter der das Pferd versteckt war. Somit konnte die Spielstandgrenze direkt überschritten werden. Nachdem der Loot gewonnen wurde, war durch die Ausgabe erkennbar, welche Hüte gewählt werden mussten, damit man einen Punkt verliert. Nachdem die Spielstandgrenze unterschritten wurde, wurde durch die 1. Wahl der korrekte Hut gefunden und diese Grenze erneut überschritten. Dieses Mal kam keine Ausgabe des gewonnen Loots und in der json-Datei war auch kein weiteres Loot-Objekt eingetragen. <text:s/>Auch mit der Spielstandgrenze von 30 wurde dies analog getestet. </text:p>
                </text:list-item>
                <text:list-item>
                  <text:p text:style-name="P5">Sind bereits alle Loots gewonnen und die Pferderasse ebenfalls, kann das Spiel immer noch gespielt werden. Der einzige Unterschied liegt darin, dass es keine Ausgaben mehr zu den gewonnen Loots gibt. Dies wurde so getestet, dass bereits alle Loots für einen Spielstand gewonnen wurden und die jeweiligen Spielstandgrenzen wieder auf 9, 19 und 29 gesetzt. Nach Überschreiten der einzelnen Grenzen, erschien keine weitere Ausgabe auf dem Bildschirm. </text:p>
                </text:list-item>
                <text:list-item>
                  <text:p text:style-name="P5">Durch eine Konsolenausgabe unter welchem Hut sich das Pferd befindet und der Prüfung im Quellcode, dass das Pferd eine <text:soft-page-break/>Gehorsamkeit kleiner oder gleich 0.5 besitzt, mit der derzeit gespielt wird, musste einfach abgewartet werden, bis die, auf der Konsole, ausgegebene Zeit in Sekunden überschritten war. Darauf erfolgte direkt das erwartete Ergebnis. Der Hut unter dem sich das Pferd befand hat einmal gewackelt und ein Wiehern war zu hören. Nachdem dieser Hut auch gewählt wurde, kam das Pferd zum Vorschein.</text:p>
                </text:list-item>
                <text:list-item>
                  <text:p text:style-name="P5">Es wurde nun ein Pferd gewählt, welches eine Gehorsamkeit größer als 0.5 besitzt. Somit wurde der gleiche Test wie unter <text:span text:style-name="T2">Spiellogik i</text:span><text:span text:style-name="T3"> </text:span>angewendet und erkannt, dass keine Ausgabe, der Zeit die verstreichen muss bis der Hinweis kommt, erfolgte und somit auch kein Wiehern zu hören war. </text:p>
                  <text:p text:style-name="P5"/>
                </text:list-item>
              </text:list>
            </text:list-item>
            <text:list-item>
              <text:p text:style-name="P7">Sonstiges: </text:p>
              <text:list>
                <text:list-item>
                  <text:p text:style-name="P5">Durch die Wahl des Optionen-Button oben rechts in der Ecke, erscheint ein Pop-Up-Fenster, bei dem die Musik ab- und angestellt werden kann. Nachdem das Pop-Up-Fenster erscheint, wird der Button „Musik aus“ bzw. „Musik an“ gewählt und die Musik stellt sich ab bzw. an. Dies ist dadurch erkennbar, dass die Hintergrundmusik nicht mehr, oder wieder zu hören ist, welche in dem Spiel implementiert ist.</text:p>
                </text:list-item>
                <text:list-item>
                  <text:p text:style-name="P5">Durch die Wahl des Optionen-Button oben rechts in der Ecke, erscheint ein Pop-Up-Fenster, bei dem die Sound ab- und angestellt werden können. Nachdem das Pop-Up-Fenster erscheint, wird der Button „Sound aus“ bzw. „Sound an“ gewählt und die Sounds stellen sich ab bzw. an. Dies ist dadurch erkennbar, dass ein Sound zu hören ist, oder nicht, sobald z.B. ein Hut nach oben gewischt wird.</text:p>
                </text:list-item>
                <text:list-item>
                  <text:p text:style-name="P5">Durch die Wahl des Optionen-Button oben rechts in der Ecke, erscheint ein Pop-Up-Fenster, bei dem das aktuelle Spiel verlassen werden kann. Nachdem das Pop-Up-Fenster erscheint, wird der Button „Spiel verlassen“ gewählt und man befindet sich wieder in der Stadt Berlin.</text:p>
                </text:list-item>
                <text:list-item>
                  <text:p text:style-name="P5">Durch die Wahl des Optionen-Button oben rechts in der Ecke, erscheint ein Pop-Up-Fenster, bei dem das aktuelle Spiel pausiert und zu einem späteren Zeitpunkt fortgesetzt werden kann. Nachdem das Pop-Up-Fenster erscheint, wird der Button „Spiel weiterspielen“ gewählt und man befindet sich wieder zurück im aktuellen Spiel.</text:p>
                </text:list-item>
              </text:list>
            </text:list-item>
          </text:list>
        </text:list-item>
      </text:list>
      <text:p text:style-name="Standard"/>
      <text:list xml:id="list1517618593" text:continue-numbering="true" text:style-name="L2">
        <text:list-item>
          <text:list>
            <text:list-item>
              <text:list>
                <text:list-item>
                  <text:p text:style-name="P5">Durch die Wahl des Optionen-Button oben rechts in der Ecke, erscheint ein Pop-Up-Fenster, bei dem das aktuelle Spiel verlassen werden kann. Nachdem das Pop-Up-Fenster erscheint, wird der Button „Spiel verlassen“ gewählt und man befindet sich wieder zurück im aktuellen Spiel. Anschließend wird sofort wieder der Button „Hütchenspiel“ gewählt und das Spiel startet wie üblich (<text:span text:style-name="T2">siehe Spiellogik a</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282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282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font-weight="normal" style:font-weight-asian="normal"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an Reiber</meta:initial-creator>
    <dc:creator>hilde </dc:creator>
    <meta:editing-cycles>310</meta:editing-cycles>
    <meta:creation-date>2014-12-03T11:09:00</meta:creation-date>
    <dc:date>2014-12-15T17:43:43</dc:date>
    <meta:editing-duration>PT36M13S</meta:editing-duration>
    <meta:generator>LibreOffice/3.5$Linux_x86 LibreOffice_project/350m1$Build-2</meta:generator>
    <meta:document-statistic meta:table-count="0" meta:image-count="0" meta:object-count="0" meta:page-count="5" meta:paragraph-count="59" meta:word-count="1793" meta:character-count="11584" meta:non-whitespace-character-count="98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